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1cm" fo:min-width="0.6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0.9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29e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8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9.6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8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9.7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7.87cm 3.9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03cm" svg:y1="1.21cm" svg:x2="3.149cm" svg:y2="2.277cm" draw:start-shape="id1" draw:start-glue-point="3" draw:end-shape="id2" draw:end-glue-point="4" svg:d="M4803 1210h-1654v1067" svg:viewBox="0 0 1655 1068">
          <text:p/>
        </draw:connector>
        <draw:connector draw:style-name="gr2" draw:text-style-name="P1" draw:layer="layout" svg:x1="3.149cm" svg:y1="4.12cm" svg:x2="4.803cm" svg:y2="5.11cm" draw:start-shape="id2" draw:start-glue-point="8" draw:end-shape="id3" draw:end-glue-point="3" svg:d="M3149 4120v990h1654" svg:viewBox="0 0 1655 991">
          <text:p/>
        </draw:connector>
        <draw:connector draw:style-name="gr2" draw:text-style-name="P1" draw:layer="layout" draw:line-skew="0.2cm" svg:x1="12.694cm" svg:y1="8.044cm" svg:x2="8.137cm" svg:y2="8.477cm" draw:start-shape="id4" draw:start-glue-point="2" draw:end-shape="id5" draw:end-glue-point="6" svg:d="M12694 8044v1134h-4557v-701" svg:viewBox="0 0 4558 1135">
          <text:p/>
        </draw:connector>
        <draw:connector draw:style-name="gr2" draw:text-style-name="P1" draw:layer="layout" svg:x1="6.478cm" svg:y1="5.11cm" svg:x2="9.703cm" svg:y2="5.11cm" draw:start-shape="id3" draw:start-glue-point="1" draw:end-shape="id6" draw:end-glue-point="3" svg:d="M6478 5110h3225" svg:viewBox="0 0 3226 1">
          <text:p/>
        </draw:connector>
        <draw:connector draw:style-name="gr2" draw:text-style-name="P1" draw:layer="layout" svg:x1="8.145cm" svg:y1="3.951cm" svg:x2="9.703cm" svg:y2="5.11cm" draw:start-shape="id7" draw:start-glue-point="3" draw:end-shape="id6" draw:end-glue-point="3" svg:d="M8145 3951v1159h1558" svg:viewBox="0 0 1559 1160">
          <text:p/>
        </draw:connector>
        <draw:connector draw:style-name="gr2" draw:text-style-name="P1" draw:layer="layout" svg:x1="9.603cm" svg:y1="1.21cm" svg:x2="8.145cm" svg:y2="2.276cm" draw:start-shape="id8" draw:start-glue-point="3" draw:end-shape="id7" draw:end-glue-point="1" svg:d="M9603 1210h-1458v1066" svg:viewBox="0 0 1459 1067">
          <text:p/>
        </draw:connector>
        <draw:custom-shape draw:style-name="gr3" draw:text-style-name="P2" xml:id="id2" draw:id="id2" draw:layer="layout" svg:width="1.842cm" svg:height="1.843cm" svg:x="2.228cm" svg:y="2.2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1.773cm" svg:y="6.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694cm" svg:y1="7.742cm" svg:x2="12.694cm" svg:y2="6.477cm">
            <text:p/>
          </draw:line>
        </draw:g>
        <draw:frame draw:style-name="gr6" draw:text-style-name="P4" draw:layer="layout" svg:width="1.128cm" svg:height="1.114cm" svg:x="0.875cm" svg:y="2.5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3.359cm" svg:y="3.54cm">
          <draw:text-box>
            <text:p><text:span text:style-name="T3">G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1.604cm" svg:y="1.8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2.678cm" svg:y1="2.613cm" svg:x2="12.678cm" svg:y2="3.878cm">
            <text:p/>
          </draw:line>
        </draw:g>
        <draw:custom-shape draw:style-name="gr10" draw:text-style-name="P6" xml:id="id5" draw:id="id5" draw:layer="layout" svg:width="2.153cm" svg:height="2.573cm" svg:x="7.06cm" svg:y="5.9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8.481cm" svg:y="7.964cm">
          <draw:text-box>
            <text:p><text:span text:style-name="T3">H</text:span><text:span text:style-name="T4">c</text:span></text:p>
          </draw:text-box>
        </draw:frame>
        <draw:connector draw:style-name="gr2" draw:text-style-name="P7" draw:layer="layout" svg:x1="6.478cm" svg:y1="5.11cm" svg:x2="8.137cm" svg:y2="5.904cm" draw:start-shape="id3" draw:start-glue-point="1" draw:end-shape="id5" draw:end-glue-point="4" svg:d="M6478 5110h1659v794" svg:viewBox="0 0 1660 795">
          <text:p/>
        </draw:connector>
        <draw:connector draw:style-name="gr2" draw:text-style-name="P7" draw:layer="layout" svg:x1="6.478cm" svg:y1="1.21cm" svg:x2="8.145cm" svg:y2="2.276cm" draw:start-shape="id1" draw:start-glue-point="1" draw:end-shape="id7" draw:end-glue-point="1" svg:d="M6478 1210h1667v1066" svg:viewBox="0 0 1668 1067">
          <text:p/>
        </draw:connector>
        <draw:connector draw:style-name="gr2" draw:text-style-name="P7" draw:layer="layout" svg:x1="11.378cm" svg:y1="5.11cm" svg:x2="12.694cm" svg:y2="6.201cm" draw:start-shape="id6" draw:start-glue-point="1" draw:end-shape="id4" draw:end-glue-point="0" svg:d="M11378 5110h1316v1091" svg:viewBox="0 0 1317 1092">
          <text:p/>
        </draw:connector>
        <draw:connector draw:style-name="gr2" draw:text-style-name="P7" draw:layer="layout" svg:x1="11.278cm" svg:y1="1.21cm" svg:x2="12.68cm" svg:y2="1.866cm" draw:start-shape="id8" draw:start-glue-point="1" draw:end-shape="id9" draw:end-glue-point="0" svg:d="M11278 1210h1402v656" svg:viewBox="0 0 1403 657">
          <text:p/>
        </draw:connector>
        <draw:connector draw:style-name="gr2" draw:text-style-name="P7" draw:layer="layout" svg:x1="12.68cm" svg:y1="4.439cm" svg:x2="12.694cm" svg:y2="6.201cm" draw:start-shape="id9" draw:start-glue-point="2" draw:end-shape="id4" draw:end-glue-point="0" svg:d="M12680 4439v881h14v881" svg:viewBox="0 0 15 1763">
          <text:p/>
        </draw:connector>
        <draw:custom-shape draw:style-name="gr1" draw:text-style-name="P1" xml:id="id10" draw:id="id10" draw:layer="layout" svg:width="1.675cm" svg:height="0.551cm" svg:x="4.802cm" svg:y="8.9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151cm" svg:height="0.551cm" draw:transform="rotate (1.5707963267949) translate (2.869cm 8.6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6.477cm" svg:y1="9.21cm" svg:x2="8.137cm" svg:y2="8.477cm" draw:start-shape="id10" draw:start-glue-point="1" draw:end-shape="id5" draw:end-glue-point="6" svg:d="M6477 9210h1660v-733" svg:viewBox="0 0 1661 734">
          <text:p/>
        </draw:connector>
        <draw:connector draw:style-name="gr2" draw:text-style-name="P7" draw:layer="layout" svg:x1="3.144cm" svg:y1="7.5cm" svg:x2="4.803cm" svg:y2="5.11cm" draw:start-shape="id11" draw:start-glue-point="1" draw:end-shape="id3" draw:end-glue-point="3" svg:d="M3144 7500v-2390h1659" svg:viewBox="0 0 1660 2391">
          <text:p/>
        </draw:connector>
        <draw:connector draw:style-name="gr2" draw:text-style-name="P7" draw:layer="layout" svg:x1="3.144cm" svg:y1="8.651cm" svg:x2="4.802cm" svg:y2="9.21cm" draw:start-shape="id11" draw:start-glue-point="3" draw:end-shape="id10" draw:end-glue-point="3" svg:d="M3144 8651v559h1658" svg:viewBox="0 0 1659 560">
          <text:p/>
        </draw:connector>
        <draw:frame draw:style-name="gr13" draw:text-style-name="P5" draw:layer="layout" svg:width="2.161cm" svg:height="1.114cm" svg:x="13.659cm" svg:y="7.44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162cm" svg:height="1.114cm" svg:x="5.17cm" svg:y="1.486cm">
          <draw:text-box>
            <text:p>R<text:span text:style-name="T5">1</text:span></text:p>
          </draw:text-box>
        </draw:frame>
        <draw:frame draw:style-name="gr14" draw:text-style-name="P8" draw:layer="layout" svg:width="1.162cm" svg:height="1.114cm" svg:x="5.147cm" svg:y="9.486cm">
          <draw:text-box>
            <text:p>R<text:span text:style-name="T5">7</text:span></text:p>
          </draw:text-box>
        </draw:frame>
        <draw:frame draw:style-name="gr14" draw:text-style-name="P8" draw:layer="layout" svg:width="1.162cm" svg:height="1.114cm" svg:x="10.017cm" svg:y="5.386cm">
          <draw:text-box>
            <text:p>R<text:span text:style-name="T5">5</text:span></text:p>
          </draw:text-box>
        </draw:frame>
        <draw:frame draw:style-name="gr15" draw:text-style-name="P8" draw:layer="layout" svg:width="1.162cm" svg:height="1.114cm" svg:x="5.1cm" svg:y="5.386cm">
          <draw:text-box>
            <text:p>R<text:span text:style-name="T5">4</text:span></text:p>
          </draw:text-box>
        </draw:frame>
        <draw:frame draw:style-name="gr14" draw:text-style-name="P8" draw:layer="layout" svg:width="1.162cm" svg:height="1.114cm" svg:x="8.261cm" svg:y="2.704cm">
          <draw:text-box>
            <text:p>R<text:span text:style-name="T5">3</text:span></text:p>
          </draw:text-box>
        </draw:frame>
        <draw:frame draw:style-name="gr14" draw:text-style-name="P8" draw:layer="layout" svg:width="1.162cm" svg:height="1.114cm" svg:x="9.923cm" svg:y="1.486cm">
          <draw:text-box>
            <text:p>R<text:span text:style-name="T5">2</text:span></text:p>
          </draw:text-box>
        </draw:frame>
        <draw:frame draw:style-name="gr14" draw:text-style-name="P8" draw:layer="layout" svg:width="1.162cm" svg:height="1.114cm" svg:x="1.707cm" svg:y="7.52cm">
          <draw:text-box>
            <text:p>R<text:span text:style-name="T5">6</text:span></text:p>
          </draw:text-box>
        </draw:frame>
        <draw:custom-shape draw:style-name="gr16" draw:text-style-name="P7" draw:layer="layout" svg:width="0.234cm" svg:height="0.258cm" svg:x="8.011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2.5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3.0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28cm" svg:height="2.536cm" svg:x="6.837cm" svg:y="1.899cm">
          <draw:text-box>
            <text:p>+</text:p>
            <text:p>V<text:span text:style-name="T5">b</text:span></text:p>
            <text:p>-</text:p>
          </draw:text-box>
        </draw:frame>
        <draw:line draw:style-name="gr18" draw:text-style-name="P9" draw:layer="layout" svg:x1="3.8cm" svg:y1="7.6cm" svg:x2="3.789cm" svg:y2="8.863cm">
          <text:p/>
        </draw:line>
        <draw:frame draw:style-name="gr19" draw:text-style-name="P10" draw:layer="layout" svg:width="0.866cm" svg:height="1.115cm" svg:x="3.632cm" svg:y="7.525cm">
          <draw:text-box>
            <text:p><text:span text:style-name="T6">I</text:span><text:span text:style-name="T7">c</text:span></text:p>
          </draw:text-box>
        </draw:frame>
        <draw:frame draw:style-name="gr20" draw:text-style-name="P11" draw:layer="layout" svg:width="0.986cm" svg:height="1.207cm" svg:x="2.12cm" svg:y="9.003cm">
          <draw:text-box>
            <text:p><text:span text:style-name="T8">7</text:span></text:p>
          </draw:text-box>
        </draw:frame>
        <draw:custom-shape draw:style-name="gr21" draw:text-style-name="P12" draw:layer="layout" svg:width="0.246cm" svg:height="0.246cm" svg:x="3.055cm" svg:y="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246cm" svg:height="0.246cm" svg:x="12.556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12.267cm" svg:y="0.206cm">
          <draw:text-box>
            <text:p><text:span text:style-name="T8">3</text:span></text:p>
          </draw:text-box>
        </draw:frame>
        <draw:frame draw:style-name="gr20" draw:text-style-name="P11" draw:layer="layout" svg:width="0.986cm" svg:height="1.207cm" svg:x="12.68cm" svg:y="4.654cm">
          <draw:text-box>
            <text:p><text:span text:style-name="T8">6</text:span></text:p>
          </draw:text-box>
        </draw:frame>
        <draw:frame draw:style-name="gr20" draw:text-style-name="P11" draw:layer="layout" svg:width="0.986cm" svg:height="1.207cm" svg:x="7.311cm" svg:y="4.197cm">
          <draw:text-box>
            <text:p><text:span text:style-name="T8">5</text:span></text:p>
          </draw:text-box>
        </draw:frame>
        <draw:frame draw:style-name="gr20" draw:text-style-name="P11" draw:layer="layout" svg:width="0.986cm" svg:height="1.207cm" svg:x="2.158cm" svg:y="4.568cm">
          <draw:text-box>
            <text:p><text:span text:style-name="T8">4</text:span></text:p>
          </draw:text-box>
        </draw:frame>
        <draw:custom-shape draw:style-name="gr21" draw:text-style-name="P12" draw:layer="layout" svg:width="0.246cm" svg:height="0.246cm" svg:x="3.05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7.707cm" svg:y="0.207cm">
          <draw:text-box>
            <text:p><text:span text:style-name="T8">2</text:span></text:p>
          </draw:text-box>
        </draw:frame>
        <draw:g>
          <draw:line draw:style-name="gr22" draw:text-style-name="P9" draw:layer="layout" svg:x1="9.052cm" svg:y1="9.68cm" svg:x2="7.144cm" svg:y2="9.689cm">
            <text:p/>
          </draw:line>
          <draw:line draw:style-name="gr22" draw:text-style-name="P9" draw:layer="layout" svg:x1="9.053cm" svg:y1="9.675cm" svg:x2="7.145cm" svg:y2="9.684cm">
            <text:p/>
          </draw:line>
          <draw:line draw:style-name="gr22" draw:text-style-name="P9" draw:layer="layout" svg:x1="7.665cm" svg:y1="9.888cm" svg:x2="8.613cm" svg:y2="9.888cm">
            <text:p/>
          </draw:line>
          <draw:line draw:style-name="gr22" draw:text-style-name="P9" draw:layer="layout" svg:x1="7.921cm" svg:y1="10.065cm" svg:x2="8.377cm" svg:y2="10.065cm">
            <text:p/>
          </draw:line>
          <draw:line draw:style-name="gr22" draw:text-style-name="P9" draw:layer="layout" svg:x1="8.123cm" svg:y1="9.668cm" svg:x2="8.131cm" svg:y2="9.21cm">
            <text:p/>
          </draw:line>
        </draw:g>
        <draw:frame draw:style-name="gr20" draw:text-style-name="P11" draw:layer="layout" svg:width="0.986cm" svg:height="1.207cm" svg:x="2.707cm" svg:y="0.208cm">
          <draw:text-box>
            <text:p><text:span text:style-name="T8">1</text:span></text:p>
          </draw:text-box>
        </draw:frame>
        <draw:custom-shape draw:style-name="gr23" draw:text-style-name="P2" draw:layer="layout" svg:width="1.363cm" svg:height="1.298cm" draw:transform="rotate (-3.14141812066459) translate (3.8cm 6.898cm)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435cm" svg:height="1.642cm" svg:x="1.3cm" svg:y="5.558cm">
          <draw:text-box>
            <text:p><text:span text:style-name="T1">V</text:span><text:span text:style-name="T2">e</text:span></text:p>
          </draw:text-box>
        </draw:frame>
        <draw:custom-shape draw:style-name="gr21" draw:text-style-name="P12" draw:layer="layout" svg:width="0.246cm" svg:height="0.246cm" svg:x="3.057cm" svg:y="7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2.12cm" svg:y="6.804cm">
          <draw:text-box>
            <text:p><text:span text:style-name="T8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1T16:18:15.641495084</dc:date>
    <meta:editing-duration>PT14M54S</meta:editing-duration>
    <meta:editing-cycles>5</meta:editing-cycles>
    <meta:generator>LibreOffice/6.4.6.2$Linux_X86_64 LibreOffice_project/40$Build-2</meta:generator>
    <meta:document-statistic meta:object-count="68"/>
  </office:meta>
</office:document-meta>
</file>